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8f" officeooo:paragraph-rsid="001e548f"/>
    </style:style>
    <style:style style:name="P2" style:family="paragraph" style:parent-style-name="Standard">
      <style:text-properties officeooo:rsid="001f8a52" officeooo:paragraph-rsid="001f8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test</text:p>
      <text:p text:style-name="P1"/>
      <text:p text:style-name="P2">J’ajoute qqch ici pour pouvoir le pousser sur git 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49:22.497567995</meta:creation-date>
    <dc:date>2022-01-17T10:08:56.356733185</dc:date>
    <meta:editing-duration>PT1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2" meta:character-count="65" meta:non-whitespace-character-count="55"/>
  </office:meta>
</office:document-meta>
</file>